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2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background-color="#ffe994"/>
    </style:style>
    <style:style style:name="ce6" style:family="table-cell" style:parent-style-name="Default" style:data-style-name="N3"/>
    <style:style style:name="ce7" style:family="table-cell" style:parent-style-name="Default" style:data-style-name="N11">
      <style:map style:condition="cell-content()&gt;=50%" style:apply-style-name="Accent_20_1" style:base-cell-address="Sheet1.G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ah 01</text:p>
          </table:table-cell>
          <table:table-cell table:style-name="ce1" office:value-type="string" calcext:value-type="string">
            <text:p>Sah 02</text:p>
          </table:table-cell>
          <table:table-cell table:style-name="ce1" office:value-type="string" calcext:value-type="string">
            <text:p>Sah 03</text:p>
          </table:table-cell>
          <table:table-cell table:style-name="ce1" office:value-type="string" calcext:value-type="string">
            <text:p>T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te here &gt;&gt;</text:p>
          </table:table-cell>
          <table:table-cell table:style-name="ce2" office:value-type="float" office:value="22532106" calcext:value-type="float">
            <text:p>22,532,106</text:p>
          </table:table-cell>
          <table:table-cell table:style-name="ce2" office:value-type="float" office:value="55263901" calcext:value-type="float">
            <text:p>55,263,901</text:p>
          </table:table-cell>
          <table:table-cell table:style-name="ce2" office:value-type="float" office:value="16157326" calcext:value-type="float">
            <text:p>16,157,326</text:p>
          </table:table-cell>
          <table:table-cell table:style-name="ce2" office:value-type="float" office:value="817184" calcext:value-type="float">
            <text:p>817,184</text:p>
          </table:table-cell>
          <table:table-cell table:number-columns-repeated="3"/>
          <table:table-cell table:style-name="ce1" office:value-type="string" calcext:value-type="string">
            <text:p>sum(sah1+sah2+sah3)</text:p>
          </table:table-cell>
          <table:table-cell table:style-name="ce1" office:value-type="string" calcext:value-type="string">
            <text:p>Total Suara-sah</text:p>
          </table:table-cell>
          <table:table-cell table:style-name="ce1" office:value-type="string" calcext:value-type="string">
            <text:p>Total TPS</text:p>
          </table:table-cell>
        </table:table-row>
        <table:table-row table:style-name="ro1">
          <table:table-cell/>
          <table:table-cell table:style-name="ce3" table:formula="of:=[.B3]/[.$E$4]" office:value-type="percentage" office:value="0.239822316894282" calcext:value-type="percentage">
            <text:p>23.98%</text:p>
          </table:table-cell>
          <table:table-cell table:style-name="ce3" table:formula="of:=[.C3]/[.$E$4]" office:value-type="percentage" office:value="0.588205859604789" calcext:value-type="percentage">
            <text:p>58.82%</text:p>
          </table:table-cell>
          <table:table-cell table:style-name="ce3" table:formula="of:=[.D3]/[.$E$4]" office:value-type="percentage" office:value="0.171971823500929" calcext:value-type="percentage">
            <text:p>17.20%</text:p>
          </table:table-cell>
          <table:table-cell table:style-name="ce5" table:formula="of:=SUM([.B3:.D3])" office:value-type="float" office:value="93953333" calcext:value-type="float">
            <text:p>93,953,333.00</text:p>
          </table:table-cell>
          <table:table-cell table:number-columns-repeated="3"/>
          <table:table-cell table:style-name="ce2" office:value-type="float" office:value="14146375" calcext:value-type="float">
            <text:p>14,146,375</text:p>
          </table:table-cell>
          <table:table-cell table:style-name="ce2" office:value-type="float" office:value="1590798" calcext:value-type="float">
            <text:p>1,590,798</text:p>
          </table:table-cell>
          <table:table-cell table:style-name="ce2" office:value-type="float" office:value="71241" calcext:value-type="float">
            <text:p>71,241</text:p>
          </table:table-cell>
        </table:table-row>
        <table:table-row table:style-name="ro1">
          <table:table-cell/>
          <table:table-cell table:style-name="ce3" table:number-columns-repeated="3"/>
          <table:table-cell table:style-name="ce5"/>
          <table:table-cell table:number-columns-repeated="3"/>
          <table:table-cell table:style-name="ce2" table:number-columns-repeated="3"/>
        </table:table-row>
        <table:table-row table:style-name="ro1">
          <table:table-cell/>
          <table:table-cell table:style-name="ce1" office:value-type="string" calcext:value-type="string">
            <text:p>siluman1</text:p>
          </table:table-cell>
          <table:table-cell table:style-name="ce1" office:value-type="string" calcext:value-type="string">
            <text:p>siluman2</text:p>
          </table:table-cell>
          <table:table-cell table:style-name="ce1" office:value-type="string" calcext:value-type="string">
            <text:p>siluman3</text:p>
          </table:table-cell>
          <table:table-cell table:style-name="ce1" office:value-type="string" calcext:value-type="string">
            <text:p>tps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32788" calcext:value-type="float">
            <text:p>232,788</text:p>
          </table:table-cell>
          <table:table-cell table:style-name="ce2" office:value-type="float" office:value="348821" calcext:value-type="float">
            <text:p>348,821</text:p>
          </table:table-cell>
          <table:table-cell table:style-name="ce2" office:value-type="float" office:value="205818" calcext:value-type="float">
            <text:p>205,818</text:p>
          </table:table-cell>
          <table:table-cell table:style-name="ce2" office:value-type="float" office:value="1231" calcext:value-type="float">
            <text:p>1,23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table:style-name="ce3" table:formula="of:=[.B7]/[.$E$8]" office:value-type="percentage" office:value="0.295631214068098" calcext:value-type="percentage">
            <text:p>29.56%</text:p>
          </table:table-cell>
          <table:table-cell table:style-name="ce3" table:formula="of:=[.C7]/[.$E$8]" office:value-type="percentage" office:value="0.442988365905665" calcext:value-type="percentage">
            <text:p>44.30%</text:p>
          </table:table-cell>
          <table:table-cell table:style-name="ce3" table:formula="of:=[.D7]/[.$E$8]" office:value-type="percentage" office:value="0.261380420026237" calcext:value-type="percentage">
            <text:p>26.14%</text:p>
          </table:table-cell>
          <table:table-cell table:style-name="ce6" table:formula="of:=SUM([.B7:.D7])" office:value-type="float" office:value="787427" calcext:value-type="float">
            <text:p>787,427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3" table:number-columns-repeated="3"/>
          <table:table-cell table:style-name="ce6"/>
          <table:table-cell table:number-columns-repeated="6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56908" calcext:value-type="float">
            <text:p>1256908</text:p>
          </table:table-cell>
          <table:table-cell table:style-name="ce4" office:value-type="float" office:value="356503" calcext:value-type="float">
            <text:p>356503</text:p>
          </table:table-cell>
          <table:table-cell table:style-name="ce4" office:value-type="float" office:value="40537" calcext:value-type="float">
            <text:p>40537</text:p>
          </table:table-cell>
          <table:table-cell table:formula="of:=SUM([.C11:.E11])" office:value-type="float" office:value="1653948" calcext:value-type="float">
            <text:p>1,653,948</text:p>
          </table:table-cell>
          <table:table-cell table:style-name="ce7" table:formula="of:=[.C11]/[.$F11]" office:value-type="percentage" office:value="0.75994408530377" calcext:value-type="percentage">
            <text:p>75.99%</text:p>
          </table:table-cell>
          <table:table-cell table:style-name="ce7" table:formula="of:=[.D11]/[.$F11]" office:value-type="percentage" office:value="0.215546679823066" calcext:value-type="percentage">
            <text:p>21.55%</text:p>
          </table:table-cell>
          <table:table-cell table:style-name="ce7" table:formula="of:=[.E11]/[.$F11]" office:value-type="percentage" office:value="0.0245092348731641" calcext:value-type="percentage">
            <text:p>2.45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781583" calcext:value-type="float">
            <text:p>781583</text:p>
          </table:table-cell>
          <table:table-cell table:style-name="ce4" office:value-type="float" office:value="1642266" calcext:value-type="float">
            <text:p>1642266</text:p>
          </table:table-cell>
          <table:table-cell table:style-name="ce4" office:value-type="float" office:value="343504" calcext:value-type="float">
            <text:p>343504</text:p>
          </table:table-cell>
          <table:table-cell table:formula="of:=SUM([.C12:.E12])" office:value-type="float" office:value="2767353" calcext:value-type="float">
            <text:p>2,767,353</text:p>
          </table:table-cell>
          <table:table-cell table:style-name="ce7" table:formula="of:=[.C12]/[.$F12]" office:value-type="percentage" office:value="0.282429816506965" calcext:value-type="percentage">
            <text:p>28.24%</text:p>
          </table:table-cell>
          <table:table-cell table:style-name="ce7" table:formula="of:=[.D12]/[.$F12]" office:value-type="percentage" office:value="0.593442903742313" calcext:value-type="percentage">
            <text:p>59.34%</text:p>
          </table:table-cell>
          <table:table-cell table:style-name="ce7" table:formula="of:=[.E12]/[.$F12]" office:value-type="percentage" office:value="0.124127279750722" calcext:value-type="percentage">
            <text:p>12.41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float" office:value="809665" calcext:value-type="float">
            <text:p>809665</text:p>
          </table:table-cell>
          <table:table-cell table:style-name="ce4" office:value-type="float" office:value="561848" calcext:value-type="float">
            <text:p>561848</text:p>
          </table:table-cell>
          <table:table-cell table:style-name="ce4" office:value-type="float" office:value="58083" calcext:value-type="float">
            <text:p>58083</text:p>
          </table:table-cell>
          <table:table-cell table:formula="of:=SUM([.C13:.E13])" office:value-type="float" office:value="1429596" calcext:value-type="float">
            <text:p>1,429,596</text:p>
          </table:table-cell>
          <table:table-cell table:style-name="ce7" table:formula="of:=[.C13]/[.$F13]" office:value-type="percentage" office:value="0.566359307104944" calcext:value-type="percentage">
            <text:p>56.64%</text:p>
          </table:table-cell>
          <table:table-cell table:style-name="ce7" table:formula="of:=[.D13]/[.$F13]" office:value-type="percentage" office:value="0.39301173198582" calcext:value-type="percentage">
            <text:p>39.30%</text:p>
          </table:table-cell>
          <table:table-cell table:style-name="ce7" table:formula="of:=[.E13]/[.$F13]" office:value-type="percentage" office:value="0.0406289609092359" calcext:value-type="percentage">
            <text:p>4.06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699006" calcext:value-type="float">
            <text:p>699006</text:p>
          </table:table-cell>
          <table:table-cell table:style-name="ce4" office:value-type="float" office:value="895648" calcext:value-type="float">
            <text:p>895648</text:p>
          </table:table-cell>
          <table:table-cell table:style-name="ce4" office:value-type="float" office:value="171566" calcext:value-type="float">
            <text:p>171566</text:p>
          </table:table-cell>
          <table:table-cell table:formula="of:=SUM([.C14:.E14])" office:value-type="float" office:value="1766220" calcext:value-type="float">
            <text:p>1,766,220</text:p>
          </table:table-cell>
          <table:table-cell table:style-name="ce7" table:formula="of:=[.C14]/[.$F14]" office:value-type="percentage" office:value="0.395763834629888" calcext:value-type="percentage">
            <text:p>39.58%</text:p>
          </table:table-cell>
          <table:table-cell table:style-name="ce7" table:formula="of:=[.D14]/[.$F14]" office:value-type="percentage" office:value="0.50709877591693" calcext:value-type="percentage">
            <text:p>50.71%</text:p>
          </table:table-cell>
          <table:table-cell table:style-name="ce7" table:formula="of:=[.E14]/[.$F14]" office:value-type="percentage" office:value="0.0971373894531825" calcext:value-type="percentage">
            <text:p>9.71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319749" calcext:value-type="float">
            <text:p>319749</text:p>
          </table:table-cell>
          <table:table-cell table:style-name="ce4" office:value-type="float" office:value="815527" calcext:value-type="float">
            <text:p>815527</text:p>
          </table:table-cell>
          <table:table-cell table:style-name="ce4" office:value-type="float" office:value="130064" calcext:value-type="float">
            <text:p>130064</text:p>
          </table:table-cell>
          <table:table-cell table:formula="of:=SUM([.C15:.E15])" office:value-type="float" office:value="1265340" calcext:value-type="float">
            <text:p>1,265,340</text:p>
          </table:table-cell>
          <table:table-cell table:style-name="ce7" table:formula="of:=[.C15]/[.$F15]" office:value-type="percentage" office:value="0.252698089051164" calcext:value-type="percentage">
            <text:p>25.27%</text:p>
          </table:table-cell>
          <table:table-cell table:style-name="ce7" table:formula="of:=[.D15]/[.$F15]" office:value-type="percentage" office:value="0.64451214693284" calcext:value-type="percentage">
            <text:p>64.45%</text:p>
          </table:table-cell>
          <table:table-cell table:style-name="ce7" table:formula="of:=[.E15]/[.$F15]" office:value-type="percentage" office:value="0.102789764015996" calcext:value-type="percentage">
            <text:p>10.28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0967" calcext:value-type="float">
            <text:p>440967</text:p>
          </table:table-cell>
          <table:table-cell table:style-name="ce4" office:value-type="float" office:value="1708698" calcext:value-type="float">
            <text:p>1708698</text:p>
          </table:table-cell>
          <table:table-cell table:style-name="ce4" office:value-type="float" office:value="286529" calcext:value-type="float">
            <text:p>286529</text:p>
          </table:table-cell>
          <table:table-cell table:formula="of:=SUM([.C16:.E16])" office:value-type="float" office:value="2436194" calcext:value-type="float">
            <text:p>2,436,194</text:p>
          </table:table-cell>
          <table:table-cell table:style-name="ce7" table:formula="of:=[.C16]/[.$F16]" office:value-type="percentage" office:value="0.181006520827159" calcext:value-type="percentage">
            <text:p>18.10%</text:p>
          </table:table-cell>
          <table:table-cell table:style-name="ce7" table:formula="of:=[.D16]/[.$F16]" office:value-type="percentage" office:value="0.701380103554971" calcext:value-type="percentage">
            <text:p>70.14%</text:p>
          </table:table-cell>
          <table:table-cell table:style-name="ce7" table:formula="of:=[.E16]/[.$F16]" office:value-type="percentage" office:value="0.11761337561787" calcext:value-type="percentage">
            <text:p>11.76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3634" calcext:value-type="float">
            <text:p>193634</text:p>
          </table:table-cell>
          <table:table-cell table:style-name="ce4" office:value-type="float" office:value="733042" calcext:value-type="float">
            <text:p>733042</text:p>
          </table:table-cell>
          <table:table-cell table:style-name="ce4" office:value-type="float" office:value="128112" calcext:value-type="float">
            <text:p>128112</text:p>
          </table:table-cell>
          <table:table-cell table:formula="of:=SUM([.C17:.E17])" office:value-type="float" office:value="1054788" calcext:value-type="float">
            <text:p>1,054,788</text:p>
          </table:table-cell>
          <table:table-cell table:style-name="ce7" table:formula="of:=[.C17]/[.$F17]" office:value-type="percentage" office:value="0.183576225743941" calcext:value-type="percentage">
            <text:p>18.36%</text:p>
          </table:table-cell>
          <table:table-cell table:style-name="ce7" table:formula="of:=[.D17]/[.$F17]" office:value-type="percentage" office:value="0.694966192258539" calcext:value-type="percentage">
            <text:p>69.50%</text:p>
          </table:table-cell>
          <table:table-cell table:style-name="ce7" table:formula="of:=[.E17]/[.$F17]" office:value-type="percentage" office:value="0.12145758199752" calcext:value-type="percentage">
            <text:p>12.15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547212" calcext:value-type="float">
            <text:p>547212</text:p>
          </table:table-cell>
          <table:table-cell table:style-name="ce4" office:value-type="float" office:value="2494859" calcext:value-type="float">
            <text:p>2494859</text:p>
          </table:table-cell>
          <table:table-cell table:style-name="ce4" office:value-type="float" office:value="554045" calcext:value-type="float">
            <text:p>554045</text:p>
          </table:table-cell>
          <table:table-cell table:formula="of:=SUM([.C18:.E18])" office:value-type="float" office:value="3596116" calcext:value-type="float">
            <text:p>3,596,116</text:p>
          </table:table-cell>
          <table:table-cell table:style-name="ce7" table:formula="of:=[.C18]/[.$F18]" office:value-type="percentage" office:value="0.152167505163905" calcext:value-type="percentage">
            <text:p>15.22%</text:p>
          </table:table-cell>
          <table:table-cell table:style-name="ce7" table:formula="of:=[.D18]/[.$F18]" office:value-type="percentage" office:value="0.693764884113861" calcext:value-type="percentage">
            <text:p>69.38%</text:p>
          </table:table-cell>
          <table:table-cell table:style-name="ce7" table:formula="of:=[.E18]/[.$F18]" office:value-type="percentage" office:value="0.154067610722235" calcext:value-type="percentage">
            <text:p>15.41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5006" calcext:value-type="float">
            <text:p>135006</text:p>
          </table:table-cell>
          <table:table-cell table:style-name="ce4" office:value-type="float" office:value="362769" calcext:value-type="float">
            <text:p>362769</text:p>
          </table:table-cell>
          <table:table-cell table:style-name="ce4" office:value-type="float" office:value="108125" calcext:value-type="float">
            <text:p>108125</text:p>
          </table:table-cell>
          <table:table-cell table:formula="of:=SUM([.C19:.E19])" office:value-type="float" office:value="605900" calcext:value-type="float">
            <text:p>605,900</text:p>
          </table:table-cell>
          <table:table-cell table:style-name="ce7" table:formula="of:=[.C19]/[.$F19]" office:value-type="percentage" office:value="0.222818947020961" calcext:value-type="percentage">
            <text:p>22.28%</text:p>
          </table:table-cell>
          <table:table-cell table:style-name="ce7" table:formula="of:=[.D19]/[.$F19]" office:value-type="percentage" office:value="0.59872751279089" calcext:value-type="percentage">
            <text:p>59.87%</text:p>
          </table:table-cell>
          <table:table-cell table:style-name="ce7" table:formula="of:=[.E19]/[.$F19]" office:value-type="percentage" office:value="0.17845354018815" calcext:value-type="percentage">
            <text:p>17.85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77793" calcext:value-type="float">
            <text:p>177793</text:p>
          </table:table-cell>
          <table:table-cell table:style-name="ce4" office:value-type="float" office:value="305434" calcext:value-type="float">
            <text:p>305434</text:p>
          </table:table-cell>
          <table:table-cell table:style-name="ce4" office:value-type="float" office:value="62756" calcext:value-type="float">
            <text:p>62756</text:p>
          </table:table-cell>
          <table:table-cell table:formula="of:=SUM([.C20:.E20])" office:value-type="float" office:value="545983" calcext:value-type="float">
            <text:p>545,983</text:p>
          </table:table-cell>
          <table:table-cell table:style-name="ce7" table:formula="of:=[.C20]/[.$F20]" office:value-type="percentage" office:value="0.325638344051005" calcext:value-type="percentage">
            <text:p>32.56%</text:p>
          </table:table-cell>
          <table:table-cell table:style-name="ce7" table:formula="of:=[.D20]/[.$F20]" office:value-type="percentage" office:value="0.559420348252601" calcext:value-type="percentage">
            <text:p>55.94%</text:p>
          </table:table-cell>
          <table:table-cell table:style-name="ce7" table:formula="of:=[.E20]/[.$F20]" office:value-type="percentage" office:value="0.114941307696393" calcext:value-type="percentage">
            <text:p>11.49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21849" calcext:value-type="float">
            <text:p>1321849</text:p>
          </table:table-cell>
          <table:table-cell table:style-name="ce4" office:value-type="float" office:value="1344036" calcext:value-type="float">
            <text:p>1344036</text:p>
          </table:table-cell>
          <table:table-cell table:style-name="ce4" office:value-type="float" office:value="574949" calcext:value-type="float">
            <text:p>574949</text:p>
          </table:table-cell>
          <table:table-cell table:formula="of:=SUM([.C21:.E21])" office:value-type="float" office:value="3240834" calcext:value-type="float">
            <text:p>3,240,834</text:p>
          </table:table-cell>
          <table:table-cell table:style-name="ce7" table:formula="of:=[.C21]/[.$F21]" office:value-type="percentage" office:value="0.407873096863338" calcext:value-type="percentage">
            <text:p>40.79%</text:p>
          </table:table-cell>
          <table:table-cell table:style-name="ce7" table:formula="of:=[.D21]/[.$F21]" office:value-type="percentage" office:value="0.414719174138509" calcext:value-type="percentage">
            <text:p>41.47%</text:p>
          </table:table-cell>
          <table:table-cell table:style-name="ce7" table:formula="of:=[.E21]/[.$F21]" office:value-type="percentage" office:value="0.177407728998153" calcext:value-type="percentage">
            <text:p>17.74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5123833" calcext:value-type="float">
            <text:p>5123833</text:p>
          </table:table-cell>
          <table:table-cell table:style-name="ce4" office:value-type="float" office:value="9153096" calcext:value-type="float">
            <text:p>9153096</text:p>
          </table:table-cell>
          <table:table-cell table:style-name="ce4" office:value-type="float" office:value="1575263" calcext:value-type="float">
            <text:p>1575263</text:p>
          </table:table-cell>
          <table:table-cell table:formula="of:=SUM([.C22:.E22])" office:value-type="float" office:value="15852192" calcext:value-type="float">
            <text:p>15,852,192</text:p>
          </table:table-cell>
          <table:table-cell table:style-name="ce7" table:formula="of:=[.C22]/[.$F22]" office:value-type="percentage" office:value="0.323225519852396" calcext:value-type="percentage">
            <text:p>32.32%</text:p>
          </table:table-cell>
          <table:table-cell table:style-name="ce7" table:formula="of:=[.D22]/[.$F22]" office:value-type="percentage" office:value="0.577402544708013" calcext:value-type="percentage">
            <text:p>57.74%</text:p>
          </table:table-cell>
          <table:table-cell table:style-name="ce7" table:formula="of:=[.E22]/[.$F22]" office:value-type="percentage" office:value="0.0993719354395909" calcext:value-type="percentage">
            <text:p>9.94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float" office:value="2281742" calcext:value-type="float">
            <text:p>2281742</text:p>
          </table:table-cell>
          <table:table-cell table:style-name="ce4" office:value-type="float" office:value="9481517" calcext:value-type="float">
            <text:p>9481517</text:p>
          </table:table-cell>
          <table:table-cell table:style-name="ce4" office:value-type="float" office:value="6185279" calcext:value-type="float">
            <text:p>6185279</text:p>
          </table:table-cell>
          <table:table-cell table:formula="of:=SUM([.C23:.E23])" office:value-type="float" office:value="17948538" calcext:value-type="float">
            <text:p>17,948,538</text:p>
          </table:table-cell>
          <table:table-cell table:style-name="ce7" table:formula="of:=[.C23]/[.$F23]" office:value-type="percentage" office:value="0.127126900252266" calcext:value-type="percentage">
            <text:p>12.71%</text:p>
          </table:table-cell>
          <table:table-cell table:style-name="ce7" table:formula="of:=[.D23]/[.$F23]" office:value-type="percentage" office:value="0.528261243339151" calcext:value-type="percentage">
            <text:p>52.83%</text:p>
          </table:table-cell>
          <table:table-cell table:style-name="ce7" table:formula="of:=[.E23]/[.$F23]" office:value-type="percentage" office:value="0.344611856408583" calcext:value-type="percentage">
            <text:p>34.46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1431" calcext:value-type="float">
            <text:p>271431</text:p>
          </table:table-cell>
          <table:table-cell table:style-name="ce4" office:value-type="float" office:value="720506" calcext:value-type="float">
            <text:p>720506</text:p>
          </table:table-cell>
          <table:table-cell table:style-name="ce4" office:value-type="float" office:value="425982" calcext:value-type="float">
            <text:p>425982</text:p>
          </table:table-cell>
          <table:table-cell table:formula="of:=SUM([.C24:.E24])" office:value-type="float" office:value="1417919" calcext:value-type="float">
            <text:p>1,417,919</text:p>
          </table:table-cell>
          <table:table-cell table:style-name="ce7" table:formula="of:=[.C24]/[.$F24]" office:value-type="percentage" office:value="0.191429129590618" calcext:value-type="percentage">
            <text:p>19.14%</text:p>
          </table:table-cell>
          <table:table-cell table:style-name="ce7" table:formula="of:=[.D24]/[.$F24]" office:value-type="percentage" office:value="0.508143271935844" calcext:value-type="percentage">
            <text:p>50.81%</text:p>
          </table:table-cell>
          <table:table-cell table:style-name="ce7" table:formula="of:=[.E24]/[.$F24]" office:value-type="percentage" office:value="0.300427598473538" calcext:value-type="percentage">
            <text:p>30.04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2513648" calcext:value-type="float">
            <text:p>2513648</text:p>
          </table:table-cell>
          <table:table-cell table:style-name="ce4" office:value-type="float" office:value="10530884" calcext:value-type="float">
            <text:p>10530884</text:p>
          </table:table-cell>
          <table:table-cell table:style-name="ce4" office:value-type="float" office:value="2804147" calcext:value-type="float">
            <text:p>2804147</text:p>
          </table:table-cell>
          <table:table-cell table:formula="of:=SUM([.C25:.E25])" office:value-type="float" office:value="15848679" calcext:value-type="float">
            <text:p>15,848,679</text:p>
          </table:table-cell>
          <table:table-cell table:style-name="ce7" table:formula="of:=[.C25]/[.$F25]" office:value-type="percentage" office:value="0.158602997764041" calcext:value-type="percentage">
            <text:p>15.86%</text:p>
          </table:table-cell>
          <table:table-cell table:style-name="ce7" table:formula="of:=[.D25]/[.$F25]" office:value-type="percentage" office:value="0.664464464199193" calcext:value-type="percentage">
            <text:p>66.45%</text:p>
          </table:table-cell>
          <table:table-cell table:style-name="ce7" table:formula="of:=[.E25]/[.$F25]" office:value-type="percentage" office:value="0.176932538036766" calcext:value-type="percentage">
            <text:p>17.69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float" office:value="1267663" calcext:value-type="float">
            <text:p>1267663</text:p>
          </table:table-cell>
          <table:table-cell table:style-name="ce4" office:value-type="float" office:value="2128430" calcext:value-type="float">
            <text:p>2128430</text:p>
          </table:table-cell>
          <table:table-cell table:style-name="ce4" office:value-type="float" office:value="358273" calcext:value-type="float">
            <text:p>358273</text:p>
          </table:table-cell>
          <table:table-cell table:formula="of:=SUM([.C26:.E26])" office:value-type="float" office:value="3754366" calcext:value-type="float">
            <text:p>3,754,366</text:p>
          </table:table-cell>
          <table:table-cell table:style-name="ce7" table:formula="of:=[.C26]/[.$F26]" office:value-type="percentage" office:value="0.33765035161729" calcext:value-type="percentage">
            <text:p>33.77%</text:p>
          </table:table-cell>
          <table:table-cell table:style-name="ce7" table:formula="of:=[.D26]/[.$F26]" office:value-type="percentage" office:value="0.566921285777678" calcext:value-type="percentage">
            <text:p>56.69%</text:p>
          </table:table-cell>
          <table:table-cell table:style-name="ce7" table:formula="of:=[.E26]/[.$F26]" office:value-type="percentage" office:value="0.0954283626050311" calcext:value-type="percentage">
            <text:p>9.54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31691" calcext:value-type="float">
            <text:p>31691</text:p>
          </table:table-cell>
          <table:table-cell table:style-name="ce4" office:value-type="float" office:value="520903" calcext:value-type="float">
            <text:p>520903</text:p>
          </table:table-cell>
          <table:table-cell table:style-name="ce4" office:value-type="float" office:value="449973" calcext:value-type="float">
            <text:p>449973</text:p>
          </table:table-cell>
          <table:table-cell table:formula="of:=SUM([.C27:.E27])" office:value-type="float" office:value="1002567" calcext:value-type="float">
            <text:p>1,002,567</text:p>
          </table:table-cell>
          <table:table-cell table:style-name="ce7" table:formula="of:=[.C27]/[.$F27]" office:value-type="percentage" office:value="0.0316098574958083" calcext:value-type="percentage">
            <text:p>3.16%</text:p>
          </table:table-cell>
          <table:table-cell table:style-name="ce7" table:formula="of:=[.D27]/[.$F27]" office:value-type="percentage" office:value="0.519569265694961" calcext:value-type="percentage">
            <text:p>51.96%</text:p>
          </table:table-cell>
          <table:table-cell table:style-name="ce7" table:formula="of:=[.E27]/[.$F27]" office:value-type="percentage" office:value="0.448820876809231" calcext:value-type="percentage">
            <text:p>44.88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8025" calcext:value-type="float">
            <text:p>538025</text:p>
          </table:table-cell>
          <table:table-cell table:style-name="ce4" office:value-type="float" office:value="1420961" calcext:value-type="float">
            <text:p>1420961</text:p>
          </table:table-cell>
          <table:table-cell table:style-name="ce4" office:value-type="float" office:value="165280" calcext:value-type="float">
            <text:p>165280</text:p>
          </table:table-cell>
          <table:table-cell table:formula="of:=SUM([.C28:.E28])" office:value-type="float" office:value="2124266" calcext:value-type="float">
            <text:p>2,124,266</text:p>
          </table:table-cell>
          <table:table-cell table:style-name="ce7" table:formula="of:=[.C28]/[.$F28]" office:value-type="percentage" office:value="0.253275719707419" calcext:value-type="percentage">
            <text:p>25.33%</text:p>
          </table:table-cell>
          <table:table-cell table:style-name="ce7" table:formula="of:=[.D28]/[.$F28]" office:value-type="percentage" office:value="0.668918581759535" calcext:value-type="percentage">
            <text:p>66.89%</text:p>
          </table:table-cell>
          <table:table-cell table:style-name="ce7" table:formula="of:=[.E28]/[.$F28]" office:value-type="percentage" office:value="0.0778056985330462" calcext:value-type="percentage">
            <text:p>7.78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785" calcext:value-type="float">
            <text:p>70785</text:p>
          </table:table-cell>
          <table:table-cell table:style-name="ce4" office:value-type="float" office:value="787825" calcext:value-type="float">
            <text:p>787825</text:p>
          </table:table-cell>
          <table:table-cell table:style-name="ce4" office:value-type="float" office:value="426512" calcext:value-type="float">
            <text:p>426512</text:p>
          </table:table-cell>
          <table:table-cell table:formula="of:=SUM([.C29:.E29])" office:value-type="float" office:value="1285122" calcext:value-type="float">
            <text:p>1,285,122</text:p>
          </table:table-cell>
          <table:table-cell table:style-name="ce7" table:formula="of:=[.C29]/[.$F29]" office:value-type="percentage" office:value="0.0550803736921475" calcext:value-type="percentage">
            <text:p>5.51%</text:p>
          </table:table-cell>
          <table:table-cell table:style-name="ce7" table:formula="of:=[.D29]/[.$F29]" office:value-type="percentage" office:value="0.613035182651919" calcext:value-type="percentage">
            <text:p>61.30%</text:p>
          </table:table-cell>
          <table:table-cell table:style-name="ce7" table:formula="of:=[.E29]/[.$F29]" office:value-type="percentage" office:value="0.331884443655933" calcext:value-type="percentage">
            <text:p>33.19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61" calcext:value-type="float">
            <text:p>61</text:p>
          </table:table-cell>
          <table:table-cell table:style-name="ce4" office:value-type="float" office:value="452630" calcext:value-type="float">
            <text:p>452630</text:p>
          </table:table-cell>
          <table:table-cell table:style-name="ce4" office:value-type="float" office:value="1173297" calcext:value-type="float">
            <text:p>1173297</text:p>
          </table:table-cell>
          <table:table-cell table:style-name="ce4" office:value-type="float" office:value="314489" calcext:value-type="float">
            <text:p>314489</text:p>
          </table:table-cell>
          <table:table-cell table:formula="of:=SUM([.C30:.E30])" office:value-type="float" office:value="1940416" calcext:value-type="float">
            <text:p>1,940,416</text:p>
          </table:table-cell>
          <table:table-cell table:style-name="ce7" table:formula="of:=[.C30]/[.$F30]" office:value-type="percentage" office:value="0.233264413404136" calcext:value-type="percentage">
            <text:p>23.33%</text:p>
          </table:table-cell>
          <table:table-cell table:style-name="ce7" table:formula="of:=[.D30]/[.$F30]" office:value-type="percentage" office:value="0.604662608430357" calcext:value-type="percentage">
            <text:p>60.47%</text:p>
          </table:table-cell>
          <table:table-cell table:style-name="ce7" table:formula="of:=[.E30]/[.$F30]" office:value-type="percentage" office:value="0.162072978165507" calcext:value-type="percentage">
            <text:p>16.21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62" calcext:value-type="float">
            <text:p>62</text:p>
          </table:table-cell>
          <table:table-cell table:style-name="ce4" office:value-type="float" office:value="149925" calcext:value-type="float">
            <text:p>149925</text:p>
          </table:table-cell>
          <table:table-cell table:style-name="ce4" office:value-type="float" office:value="625757" calcext:value-type="float">
            <text:p>625757</text:p>
          </table:table-cell>
          <table:table-cell table:style-name="ce4" office:value-type="float" office:value="93597" calcext:value-type="float">
            <text:p>93597</text:p>
          </table:table-cell>
          <table:table-cell table:formula="of:=SUM([.C31:.E31])" office:value-type="float" office:value="869279" calcext:value-type="float">
            <text:p>869,279</text:p>
          </table:table-cell>
          <table:table-cell table:style-name="ce7" table:formula="of:=[.C31]/[.$F31]" office:value-type="percentage" office:value="0.172470518671221" calcext:value-type="percentage">
            <text:p>17.25%</text:p>
          </table:table-cell>
          <table:table-cell table:style-name="ce7" table:formula="of:=[.D31]/[.$F31]" office:value-type="percentage" office:value="0.719857491093193" calcext:value-type="percentage">
            <text:p>71.99%</text:p>
          </table:table-cell>
          <table:table-cell table:style-name="ce7" table:formula="of:=[.E31]/[.$F31]" office:value-type="percentage" office:value="0.107671990235586" calcext:value-type="percentage">
            <text:p>10.77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63" calcext:value-type="float">
            <text:p>63</text:p>
          </table:table-cell>
          <table:table-cell table:style-name="ce4" office:value-type="float" office:value="462514" calcext:value-type="float">
            <text:p>462514</text:p>
          </table:table-cell>
          <table:table-cell table:style-name="ce4" office:value-type="float" office:value="712320" calcext:value-type="float">
            <text:p>712320</text:p>
          </table:table-cell>
          <table:table-cell table:style-name="ce4" office:value-type="float" office:value="81855" calcext:value-type="float">
            <text:p>81855</text:p>
          </table:table-cell>
          <table:table-cell table:formula="of:=SUM([.C32:.E32])" office:value-type="float" office:value="1256689" calcext:value-type="float">
            <text:p>1,256,689</text:p>
          </table:table-cell>
          <table:table-cell table:style-name="ce7" table:formula="of:=[.C32]/[.$F32]" office:value-type="percentage" office:value="0.368041735067308" calcext:value-type="percentage">
            <text:p>36.80%</text:p>
          </table:table-cell>
          <table:table-cell table:style-name="ce7" table:formula="of:=[.D32]/[.$F32]" office:value-type="percentage" office:value="0.566822817737722" calcext:value-type="percentage">
            <text:p>56.68%</text:p>
          </table:table-cell>
          <table:table-cell table:style-name="ce7" table:formula="of:=[.E32]/[.$F32]" office:value-type="percentage" office:value="0.0651354471949703" calcext:value-type="percentage">
            <text:p>6.51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style-name="ce4" office:value-type="float" office:value="196703" calcext:value-type="float">
            <text:p>196703</text:p>
          </table:table-cell>
          <table:table-cell table:style-name="ce4" office:value-type="float" office:value="656959" calcext:value-type="float">
            <text:p>656959</text:p>
          </table:table-cell>
          <table:table-cell table:style-name="ce4" office:value-type="float" office:value="101703" calcext:value-type="float">
            <text:p>101703</text:p>
          </table:table-cell>
          <table:table-cell table:formula="of:=SUM([.C33:.E33])" office:value-type="float" office:value="955365" calcext:value-type="float">
            <text:p>955,365</text:p>
          </table:table-cell>
          <table:table-cell table:style-name="ce7" table:formula="of:=[.C33]/[.$F33]" office:value-type="percentage" office:value="0.205893035646062" calcext:value-type="percentage">
            <text:p>20.59%</text:p>
          </table:table-cell>
          <table:table-cell table:style-name="ce7" table:formula="of:=[.D33]/[.$F33]" office:value-type="percentage" office:value="0.6876523632329" calcext:value-type="percentage">
            <text:p>68.77%</text:p>
          </table:table-cell>
          <table:table-cell table:style-name="ce7" table:formula="of:=[.E33]/[.$F33]" office:value-type="percentage" office:value="0.106454601121038" calcext:value-type="percentage">
            <text:p>10.65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65" calcext:value-type="float">
            <text:p>65</text:p>
          </table:table-cell>
          <table:table-cell table:style-name="ce4" office:value-type="float" office:value="44736" calcext:value-type="float">
            <text:p>44736</text:p>
          </table:table-cell>
          <table:table-cell table:style-name="ce4" office:value-type="float" office:value="167655" calcext:value-type="float">
            <text:p>167655</text:p>
          </table:table-cell>
          <table:table-cell table:style-name="ce4" office:value-type="float" office:value="29471" calcext:value-type="float">
            <text:p>29471</text:p>
          </table:table-cell>
          <table:table-cell table:formula="of:=SUM([.C34:.E34])" office:value-type="float" office:value="241862" calcext:value-type="float">
            <text:p>241,862</text:p>
          </table:table-cell>
          <table:table-cell table:style-name="ce7" table:formula="of:=[.C34]/[.$F34]" office:value-type="percentage" office:value="0.184964980029934" calcext:value-type="percentage">
            <text:p>18.50%</text:p>
          </table:table-cell>
          <table:table-cell table:style-name="ce7" table:formula="of:=[.D34]/[.$F34]" office:value-type="percentage" office:value="0.693184543251937" calcext:value-type="percentage">
            <text:p>69.32%</text:p>
          </table:table-cell>
          <table:table-cell table:style-name="ce7" table:formula="of:=[.E34]/[.$F34]" office:value-type="percentage" office:value="0.121850476718129" calcext:value-type="percentage">
            <text:p>12.19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71" calcext:value-type="float">
            <text:p>71</text:p>
          </table:table-cell>
          <table:table-cell table:style-name="ce4" office:value-type="float" office:value="103256" calcext:value-type="float">
            <text:p>103256</text:p>
          </table:table-cell>
          <table:table-cell table:style-name="ce4" office:value-type="float" office:value="1058879" calcext:value-type="float">
            <text:p>1058879</text:p>
          </table:table-cell>
          <table:table-cell table:style-name="ce4" office:value-type="float" office:value="245563" calcext:value-type="float">
            <text:p>245563</text:p>
          </table:table-cell>
          <table:table-cell table:formula="of:=SUM([.C35:.E35])" office:value-type="float" office:value="1407698" calcext:value-type="float">
            <text:p>1,407,698</text:p>
          </table:table-cell>
          <table:table-cell table:style-name="ce7" table:formula="of:=[.C35]/[.$F35]" office:value-type="percentage" office:value="0.0733509602201609" calcext:value-type="percentage">
            <text:p>7.34%</text:p>
          </table:table-cell>
          <table:table-cell table:style-name="ce7" table:formula="of:=[.D35]/[.$F35]" office:value-type="percentage" office:value="0.752206083975398" calcext:value-type="percentage">
            <text:p>75.22%</text:p>
          </table:table-cell>
          <table:table-cell table:style-name="ce7" table:formula="of:=[.E35]/[.$F35]" office:value-type="percentage" office:value="0.174442955804441" calcext:value-type="percentage">
            <text:p>17.44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72" calcext:value-type="float">
            <text:p>72</text:p>
          </table:table-cell>
          <table:table-cell table:style-name="ce4" office:value-type="float" office:value="265172" calcext:value-type="float">
            <text:p>265172</text:p>
          </table:table-cell>
          <table:table-cell table:style-name="ce4" office:value-type="float" office:value="833800" calcext:value-type="float">
            <text:p>833800</text:p>
          </table:table-cell>
          <table:table-cell table:style-name="ce4" office:value-type="float" office:value="107806" calcext:value-type="float">
            <text:p>107806</text:p>
          </table:table-cell>
          <table:table-cell table:formula="of:=SUM([.C36:.E36])" office:value-type="float" office:value="1206778" calcext:value-type="float">
            <text:p>1,206,778</text:p>
          </table:table-cell>
          <table:table-cell table:style-name="ce7" table:formula="of:=[.C36]/[.$F36]" office:value-type="percentage" office:value="0.219735527164068" calcext:value-type="percentage">
            <text:p>21.97%</text:p>
          </table:table-cell>
          <table:table-cell table:style-name="ce7" table:formula="of:=[.D36]/[.$F36]" office:value-type="percentage" office:value="0.690930726281056" calcext:value-type="percentage">
            <text:p>69.09%</text:p>
          </table:table-cell>
          <table:table-cell table:style-name="ce7" table:formula="of:=[.E36]/[.$F36]" office:value-type="percentage" office:value="0.0893337465548759" calcext:value-type="percentage">
            <text:p>8.93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525415" calcext:value-type="float">
            <text:p>1525415</text:p>
          </table:table-cell>
          <table:table-cell table:style-name="ce4" office:value-type="float" office:value="2265621" calcext:value-type="float">
            <text:p>2265621</text:p>
          </table:table-cell>
          <table:table-cell table:style-name="ce4" office:value-type="float" office:value="196640" calcext:value-type="float">
            <text:p>196640</text:p>
          </table:table-cell>
          <table:table-cell table:formula="of:=SUM([.C37:.E37])" office:value-type="float" office:value="3987676" calcext:value-type="float">
            <text:p>3,987,676</text:p>
          </table:table-cell>
          <table:table-cell table:style-name="ce7" table:formula="of:=[.C37]/[.$F37]" office:value-type="percentage" office:value="0.382532332115247" calcext:value-type="percentage">
            <text:p>38.25%</text:p>
          </table:table-cell>
          <table:table-cell table:style-name="ce7" table:formula="of:=[.D37]/[.$F37]" office:value-type="percentage" office:value="0.568155737828249" calcext:value-type="percentage">
            <text:p>56.82%</text:p>
          </table:table-cell>
          <table:table-cell table:style-name="ce7" table:formula="of:=[.E37]/[.$F37]" office:value-type="percentage" office:value="0.0493119300565041" calcext:value-type="percentage">
            <text:p>4.93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74" calcext:value-type="float">
            <text:p>74</text:p>
          </table:table-cell>
          <table:table-cell table:style-name="ce4" office:value-type="float" office:value="222151" calcext:value-type="float">
            <text:p>222151</text:p>
          </table:table-cell>
          <table:table-cell table:style-name="ce4" office:value-type="float" office:value="662501" calcext:value-type="float">
            <text:p>662501</text:p>
          </table:table-cell>
          <table:table-cell table:style-name="ce4" office:value-type="float" office:value="55071" calcext:value-type="float">
            <text:p>55071</text:p>
          </table:table-cell>
          <table:table-cell table:formula="of:=SUM([.C38:.E38])" office:value-type="float" office:value="939723" calcext:value-type="float">
            <text:p>939,723</text:p>
          </table:table-cell>
          <table:table-cell table:style-name="ce7" table:formula="of:=[.C38]/[.$F38]" office:value-type="percentage" office:value="0.236400513768419" calcext:value-type="percentage">
            <text:p>23.64%</text:p>
          </table:table-cell>
          <table:table-cell table:style-name="ce7" table:formula="of:=[.D38]/[.$F38]" office:value-type="percentage" office:value="0.704996046707381" calcext:value-type="percentage">
            <text:p>70.50%</text:p>
          </table:table-cell>
          <table:table-cell table:style-name="ce7" table:formula="of:=[.E38]/[.$F38]" office:value-type="percentage" office:value="0.0586034395242002" calcext:value-type="percentage">
            <text:p>5.86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53267" calcext:value-type="float">
            <text:p>153267</text:p>
          </table:table-cell>
          <table:table-cell table:style-name="ce4" office:value-type="float" office:value="345618" calcext:value-type="float">
            <text:p>345618</text:p>
          </table:table-cell>
          <table:table-cell table:style-name="ce4" office:value-type="float" office:value="28805" calcext:value-type="float">
            <text:p>28805</text:p>
          </table:table-cell>
          <table:table-cell table:formula="of:=SUM([.C39:.E39])" office:value-type="float" office:value="527690" calcext:value-type="float">
            <text:p>527,690</text:p>
          </table:table-cell>
          <table:table-cell table:style-name="ce7" table:formula="of:=[.C39]/[.$F39]" office:value-type="percentage" office:value="0.290448937823343" calcext:value-type="percentage">
            <text:p>29.04%</text:p>
          </table:table-cell>
          <table:table-cell table:style-name="ce7" table:formula="of:=[.D39]/[.$F39]" office:value-type="percentage" office:value="0.654964088764237" calcext:value-type="percentage">
            <text:p>65.50%</text:p>
          </table:table-cell>
          <table:table-cell table:style-name="ce7" table:formula="of:=[.E39]/[.$F39]" office:value-type="percentage" office:value="0.0545869734124202" calcext:value-type="percentage">
            <text:p>5.46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74736" calcext:value-type="float">
            <text:p>174736</text:p>
          </table:table-cell>
          <table:table-cell table:style-name="ce4" office:value-type="float" office:value="406386" calcext:value-type="float">
            <text:p>406386</text:p>
          </table:table-cell>
          <table:table-cell table:style-name="ce4" office:value-type="float" office:value="46847" calcext:value-type="float">
            <text:p>46847</text:p>
          </table:table-cell>
          <table:table-cell table:formula="of:=SUM([.C40:.E40])" office:value-type="float" office:value="627969" calcext:value-type="float">
            <text:p>627,969</text:p>
          </table:table-cell>
          <table:table-cell table:style-name="ce7" table:formula="of:=[.C40]/[.$F40]" office:value-type="percentage" office:value="0.278255773772272" calcext:value-type="percentage">
            <text:p>27.83%</text:p>
          </table:table-cell>
          <table:table-cell table:style-name="ce7" table:formula="of:=[.D40]/[.$F40]" office:value-type="percentage" office:value="0.647143409945395" calcext:value-type="percentage">
            <text:p>64.71%</text:p>
          </table:table-cell>
          <table:table-cell table:style-name="ce7" table:formula="of:=[.E40]/[.$F40]" office:value-type="percentage" office:value="0.0746008162823324" calcext:value-type="percentage">
            <text:p>7.46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81" calcext:value-type="float">
            <text:p>81</text:p>
          </table:table-cell>
          <table:table-cell table:style-name="ce4" office:value-type="float" office:value="92891" calcext:value-type="float">
            <text:p>92891</text:p>
          </table:table-cell>
          <table:table-cell table:style-name="ce4" office:value-type="float" office:value="320016" calcext:value-type="float">
            <text:p>320016</text:p>
          </table:table-cell>
          <table:table-cell table:style-name="ce4" office:value-type="float" office:value="84475" calcext:value-type="float">
            <text:p>84475</text:p>
          </table:table-cell>
          <table:table-cell table:formula="of:=SUM([.C41:.E41])" office:value-type="float" office:value="497382" calcext:value-type="float">
            <text:p>497,382</text:p>
          </table:table-cell>
          <table:table-cell table:style-name="ce7" table:formula="of:=[.C41]/[.$F41]" office:value-type="percentage" office:value="0.18675987470395" calcext:value-type="percentage">
            <text:p>18.68%</text:p>
          </table:table-cell>
          <table:table-cell table:style-name="ce7" table:formula="of:=[.D41]/[.$F41]" office:value-type="percentage" office:value="0.643400846834023" calcext:value-type="percentage">
            <text:p>64.34%</text:p>
          </table:table-cell>
          <table:table-cell table:style-name="ce7" table:formula="of:=[.E41]/[.$F41]" office:value-type="percentage" office:value="0.169839278462027" calcext:value-type="percentage">
            <text:p>16.98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82" calcext:value-type="float">
            <text:p>82</text:p>
          </table:table-cell>
          <table:table-cell table:style-name="ce4" office:value-type="float" office:value="107952" calcext:value-type="float">
            <text:p>107952</text:p>
          </table:table-cell>
          <table:table-cell table:style-name="ce4" office:value-type="float" office:value="244364" calcext:value-type="float">
            <text:p>244364</text:p>
          </table:table-cell>
          <table:table-cell table:style-name="ce4" office:value-type="float" office:value="49837" calcext:value-type="float">
            <text:p>49837</text:p>
          </table:table-cell>
          <table:table-cell table:formula="of:=SUM([.C42:.E42])" office:value-type="float" office:value="402153" calcext:value-type="float">
            <text:p>402,153</text:p>
          </table:table-cell>
          <table:table-cell table:style-name="ce7" table:formula="of:=[.C42]/[.$F42]" office:value-type="percentage" office:value="0.268435147816876" calcext:value-type="percentage">
            <text:p>26.84%</text:p>
          </table:table-cell>
          <table:table-cell table:style-name="ce7" table:formula="of:=[.D42]/[.$F42]" office:value-type="percentage" office:value="0.607639381031597" calcext:value-type="percentage">
            <text:p>60.76%</text:p>
          </table:table-cell>
          <table:table-cell table:style-name="ce7" table:formula="of:=[.E42]/[.$F42]" office:value-type="percentage" office:value="0.123925471151527" calcext:value-type="percentage">
            <text:p>12.39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1" calcext:value-type="float">
            <text:p>91</text:p>
          </table:table-cell>
          <table:table-cell table:style-name="ce4" office:value-type="float" office:value="9781" calcext:value-type="float">
            <text:p>9781</text:p>
          </table:table-cell>
          <table:table-cell table:style-name="ce4" office:value-type="float" office:value="51314" calcext:value-type="float">
            <text:p>51314</text:p>
          </table:table-cell>
          <table:table-cell table:style-name="ce4" office:value-type="float" office:value="25193" calcext:value-type="float">
            <text:p>25193</text:p>
          </table:table-cell>
          <table:table-cell table:formula="of:=SUM([.C43:.E43])" office:value-type="float" office:value="86288" calcext:value-type="float">
            <text:p>86,288</text:p>
          </table:table-cell>
          <table:table-cell table:style-name="ce7" table:formula="of:=[.C43]/[.$F43]" office:value-type="percentage" office:value="0.113352957537549" calcext:value-type="percentage">
            <text:p>11.34%</text:p>
          </table:table-cell>
          <table:table-cell table:style-name="ce7" table:formula="of:=[.D43]/[.$F43]" office:value-type="percentage" office:value="0.594682922306694" calcext:value-type="percentage">
            <text:p>59.47%</text:p>
          </table:table-cell>
          <table:table-cell table:style-name="ce7" table:formula="of:=[.E43]/[.$F43]" office:value-type="percentage" office:value="0.291964120155757" calcext:value-type="percentage">
            <text:p>29.20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2" calcext:value-type="float">
            <text:p>92</text:p>
          </table:table-cell>
          <table:table-cell table:style-name="ce4" office:value-type="float" office:value="6715" calcext:value-type="float">
            <text:p>6715</text:p>
          </table:table-cell>
          <table:table-cell table:style-name="ce4" office:value-type="float" office:value="37273" calcext:value-type="float">
            <text:p>37273</text:p>
          </table:table-cell>
          <table:table-cell table:style-name="ce4" office:value-type="float" office:value="16449" calcext:value-type="float">
            <text:p>16449</text:p>
          </table:table-cell>
          <table:table-cell table:formula="of:=SUM([.C44:.E44])" office:value-type="float" office:value="60437" calcext:value-type="float">
            <text:p>60,437</text:p>
          </table:table-cell>
          <table:table-cell table:style-name="ce7" table:formula="of:=[.C44]/[.$F44]" office:value-type="percentage" office:value="0.111107434187666" calcext:value-type="percentage">
            <text:p>11.11%</text:p>
          </table:table-cell>
          <table:table-cell table:style-name="ce7" table:formula="of:=[.D44]/[.$F44]" office:value-type="percentage" office:value="0.616724853980178" calcext:value-type="percentage">
            <text:p>61.67%</text:p>
          </table:table-cell>
          <table:table-cell table:style-name="ce7" table:formula="of:=[.E44]/[.$F44]" office:value-type="percentage" office:value="0.272167711832156" calcext:value-type="percentage">
            <text:p>27.22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4" office:value-type="float" office:value="2711" calcext:value-type="float">
            <text:p>2711</text:p>
          </table:table-cell>
          <table:table-cell table:style-name="ce4" office:value-type="float" office:value="19769" calcext:value-type="float">
            <text:p>19769</text:p>
          </table:table-cell>
          <table:table-cell table:style-name="ce4" office:value-type="float" office:value="4988" calcext:value-type="float">
            <text:p>4988</text:p>
          </table:table-cell>
          <table:table-cell table:formula="of:=SUM([.C45:.E45])" office:value-type="float" office:value="27468" calcext:value-type="float">
            <text:p>27,468</text:p>
          </table:table-cell>
          <table:table-cell table:style-name="ce7" table:formula="of:=[.C45]/[.$F45]" office:value-type="percentage" office:value="0.0986966652104267" calcext:value-type="percentage">
            <text:p>9.87%</text:p>
          </table:table-cell>
          <table:table-cell table:style-name="ce7" table:formula="of:=[.D45]/[.$F45]" office:value-type="percentage" office:value="0.719710208242318" calcext:value-type="percentage">
            <text:p>71.97%</text:p>
          </table:table-cell>
          <table:table-cell table:style-name="ce7" table:formula="of:=[.E45]/[.$F45]" office:value-type="percentage" office:value="0.181593126547255" calcext:value-type="percentage">
            <text:p>18.16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4" calcext:value-type="float">
            <text:p>94</text:p>
          </table:table-cell>
          <table:table-cell table:style-name="ce4" office:value-type="float" office:value="4773" calcext:value-type="float">
            <text:p>4773</text:p>
          </table:table-cell>
          <table:table-cell table:style-name="ce4" office:value-type="float" office:value="27722" calcext:value-type="float">
            <text:p>27722</text:p>
          </table:table-cell>
          <table:table-cell table:style-name="ce4" office:value-type="float" office:value="12783" calcext:value-type="float">
            <text:p>12783</text:p>
          </table:table-cell>
          <table:table-cell table:formula="of:=SUM([.C46:.E46])" office:value-type="float" office:value="45278" calcext:value-type="float">
            <text:p>45,278</text:p>
          </table:table-cell>
          <table:table-cell table:style-name="ce7" table:formula="of:=[.C46]/[.$F46]" office:value-type="percentage" office:value="0.105415433543884" calcext:value-type="percentage">
            <text:p>10.54%</text:p>
          </table:table-cell>
          <table:table-cell table:style-name="ce7" table:formula="of:=[.D46]/[.$F46]" office:value-type="percentage" office:value="0.612262025707849" calcext:value-type="percentage">
            <text:p>61.23%</text:p>
          </table:table-cell>
          <table:table-cell table:style-name="ce7" table:formula="of:=[.E46]/[.$F46]" office:value-type="percentage" office:value="0.282322540748266" calcext:value-type="percentage">
            <text:p>28.23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5" calcext:value-type="float">
            <text:p>9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141" calcext:value-type="float">
            <text:p>141</text:p>
          </table:table-cell>
          <table:table-cell table:formula="of:=SUM([.C47:.E47])" office:value-type="float" office:value="725" calcext:value-type="float">
            <text:p>725</text:p>
          </table:table-cell>
          <table:table-cell table:style-name="ce7" table:formula="of:=[.C47]/[.$F47]" office:value-type="percentage" office:value="0.2" calcext:value-type="percentage">
            <text:p>20.00%</text:p>
          </table:table-cell>
          <table:table-cell table:style-name="ce7" table:formula="of:=[.D47]/[.$F47]" office:value-type="percentage" office:value="0.60551724137931" calcext:value-type="percentage">
            <text:p>60.55%</text:p>
          </table:table-cell>
          <table:table-cell table:style-name="ce7" table:formula="of:=[.E47]/[.$F47]" office:value-type="percentage" office:value="0.19448275862069" calcext:value-type="percentage">
            <text:p>19.45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table:style-name="ce4" office:value-type="float" office:value="9600" calcext:value-type="float">
            <text:p>9600</text:p>
          </table:table-cell>
          <table:table-cell table:style-name="ce4" office:value-type="float" office:value="41376" calcext:value-type="float">
            <text:p>41376</text:p>
          </table:table-cell>
          <table:table-cell table:style-name="ce4" office:value-type="float" office:value="18849" calcext:value-type="float">
            <text:p>18849</text:p>
          </table:table-cell>
          <table:table-cell table:formula="of:=SUM([.C48:.E48])" office:value-type="float" office:value="69825" calcext:value-type="float">
            <text:p>69,825</text:p>
          </table:table-cell>
          <table:table-cell table:style-name="ce7" table:formula="of:=[.C48]/[.$F48]" office:value-type="percentage" office:value="0.137486573576799" calcext:value-type="percentage">
            <text:p>13.75%</text:p>
          </table:table-cell>
          <table:table-cell table:style-name="ce7" table:formula="of:=[.D48]/[.$F48]" office:value-type="percentage" office:value="0.592567132116004" calcext:value-type="percentage">
            <text:p>59.26%</text:p>
          </table:table-cell>
          <table:table-cell table:style-name="ce7" table:formula="of:=[.E48]/[.$F48]" office:value-type="percentage" office:value="0.269946294307197" calcext:value-type="percentage">
            <text:p>26.99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9" calcext:value-type="float">
            <text:p>99</text:p>
          </table:table-cell>
          <table:table-cell table:style-name="ce4" office:value-type="float" office:value="82739" calcext:value-type="float">
            <text:p>82739</text:p>
          </table:table-cell>
          <table:table-cell table:style-name="ce4" office:value-type="float" office:value="201949" calcext:value-type="float">
            <text:p>201949</text:p>
          </table:table-cell>
          <table:table-cell table:style-name="ce4" office:value-type="float" office:value="75021" calcext:value-type="float">
            <text:p>75021</text:p>
          </table:table-cell>
          <table:table-cell table:formula="of:=SUM([.C49:.E49])" office:value-type="float" office:value="359709" calcext:value-type="float">
            <text:p>359,709</text:p>
          </table:table-cell>
          <table:table-cell table:style-name="ce7" table:formula="of:=[.C49]/[.$F49]" office:value-type="percentage" office:value="0.23001648554804" calcext:value-type="percentage">
            <text:p>23.00%</text:p>
          </table:table-cell>
          <table:table-cell table:style-name="ce7" table:formula="of:=[.D49]/[.$F49]" office:value-type="percentage" office:value="0.561423261580889" calcext:value-type="percentage">
            <text:p>56.14%</text:p>
          </table:table-cell>
          <table:table-cell table:style-name="ce7" table:formula="of:=[.E49]/[.$F49]" office:value-type="percentage" office:value="0.208560252871071" calcext:value-type="percentage">
            <text:p>20.86%</text:p>
          </table:table-cell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G11:Sheet1.I49">
            <calcext:condition calcext:apply-style-name="Accent 1" calcext:value="&gt;=50%" calcext:base-cell-address="Sheet1.G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9T07:21:31.706782410</meta:creation-date>
    <dc:date>2024-02-21T15:14:03.603517757</dc:date>
    <meta:editing-duration>PT10H37M26S</meta:editing-duration>
    <meta:editing-cycles>5</meta:editing-cycles>
    <meta:generator>LibreOffice/6.4.7.2$Linux_X86_64 LibreOffice_project/40$Build-2</meta:generator>
    <meta:document-statistic meta:table-count="1" meta:cell-count="343" meta:object-count="0"/>
    <meta:user-defined meta:name="date">YYYY-02-DDT07:21:22.028</meta:user-defined>
  </office:meta>
</office:document-meta>
</file>